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SICA II</text:p>
      <text:p text:style-name="P2">Compito del 7 Gennaio 2003</text:p>
      <text:list text:style-name="L1">
        <text:list-header>
          <text:p text:style-name="P3"/>
        </text:list-header>
      </text:list>
      <text:p text:style-name="P4"/>
      <text:p text:style-name="P5">ESERCIZIO 1</text:p>
      <text:p text:style-name="P6"/>
      <text:p text:style-name="P4">Un cavo è costituito da due superfici cilindriche coassiali di raggi <text:span text:style-name="T1">R</text:span><text:span text:style-name="T2">1</text:span> e <text:span text:style-name="T1">R</text:span><text:span text:style-name="T2">2</text:span>.</text:p>
      <text:p text:style-name="P4">Una corrente <text:span text:style-name="T3">I</text:span> fluisce in un verso nel conduttore interno e in verso opposto nel conduttore esterno.</text:p>
      <text:p text:style-name="P4">Calcolate:</text:p>
      <text:list text:style-name="L2">
        <text:list-item>
          <text:p text:style-name="P7">il campo <text:span text:style-name="T1">B</text:span></text:p>
        </text:list-item>
        <text:list-item>
          <text:p text:style-name="P8">il flusso magnetico</text:p>
        </text:list-item>
        <text:list-item>
          <text:p text:style-name="P8">l'induttanza</text:p>
        </text:list-item>
        <text:list-item>
          <text:p text:style-name="P8">l'energia magnetica per unità di lunghezza del cavo</text:p>
        </text:list-item>
      </text:list>
      <text:p text:style-name="P9"/>
      <text:p text:style-name="P9"/>
      <text:p text:style-name="P5">ESERCIZIO 2</text:p>
      <text:p text:style-name="P10"/>
      <text:p text:style-name="P9">Si consideri un dispositivo per l'esperimento delle due fenditure di Young in cui la distanza tra le fenditure è <text:span text:style-name="T1">d</text:span>=0.30mm e la distanza dallo schermo è <text:span text:style-name="T1">L</text:span>=1m. Due lamine sottili di plastica trasparente (<text:span text:style-name="T1">n</text:span>=1.50) di spessore 0.050mm e 0.025mm sono poste dinanzi alla fenditura superiore e inferiore rispettivamente. Discutere come di modifica la figura d'interferenza osservata sullo schermo e calcolate le quantità di intere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Gaspare Di Giovanna</meta:initial-creator>
    <meta:creation-date>2006-07-20T09:23:18</meta:creation-date>
    <dc:creator>Gaspare Di Giovanna</dc:creator>
    <dc:date>2006-07-20T17:34:08</dc:date>
    <dc:language>it-IT</dc:language>
    <meta:editing-cycles>4</meta:editing-cycles>
    <meta:editing-duration>PT17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25" meta:character-count="762"/>
  </office:meta>
</office:document-meta>
</file>